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R min</text:p>
          </table:table-cell>
          <table:table-cell office:value-type="float" office:value="147000000000" calcext:value-type="float">
            <text:p>147,000E+09</text:p>
          </table:table-cell>
          <table:table-cell table:number-columns-repeated="2"/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R max</text:p>
          </table:table-cell>
          <table:table-cell office:value-type="float" office:value="152100000000" calcext:value-type="float">
            <text:p>152,100E+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E+00</text:p>
          </table:table-cell>
          <table:table-cell table:formula="of:=[.B1]" office:value-type="float" office:value="147000000000" calcext:value-type="float">
            <text:p>147,000E+09</text:p>
          </table:table-cell>
          <table:table-cell table:formula="of:=[.B$12]/([.B$4]*[.F2]^2)*[.B$19]" office:value-type="float" office:value="0.54184322137696" calcext:value-type="float">
            <text:p>541,843E-03</text:p>
          </table:table-cell>
          <table:table-cell table:formula="of:=2/[.B$4]*([.B$11]+[.B$13]/[.F2])-([.B$12]/([.B$4]*[.F2]))^2" office:value-type="float" office:value="0" calcext:value-type="float">
            <text:p>0,000E+00</text:p>
          </table:table-cell>
          <table:table-cell table:formula="of:=SQRT([.H2])" office:value-type="float" office:value="0" calcext:value-type="float">
            <text:p>0,000E+00</text:p>
          </table:table-cell>
          <table:table-cell table:formula="of:=[.I2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365.2425*24*60*60" office:value-type="float" office:value="31556952" calcext:value-type="float">
            <text:p>31,557E+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+[.G2]" office:value-type="float" office:value="0.54184322137696" calcext:value-type="float">
            <text:p>541,843E-03</text:p>
          </table:table-cell>
          <table:table-cell table:formula="of:=[.F2]+[.J2]" office:value-type="float" office:value="147000000000" calcext:value-type="float">
            <text:p>147,000E+09</text:p>
          </table:table-cell>
          <table:table-cell table:formula="of:=[.B$12]/([.B$4]*[.F3]^2)*[.B$19]" office:value-type="float" office:value="0.54184322137696" calcext:value-type="float">
            <text:p>541,843E-03</text:p>
          </table:table-cell>
          <table:table-cell table:formula="of:=2/[.B$4]*([.B$11]+[.B$13]/[.F3])-([.B$12]/([.B$4]*[.F3]))^2" office:value-type="float" office:value="0" calcext:value-type="float">
            <text:p>0,000E+00</text:p>
          </table:table-cell>
          <table:table-cell table:formula="of:=SQRT([.H3])" office:value-type="float" office:value="0" calcext:value-type="float">
            <text:p>0,000E+00</text:p>
          </table:table-cell>
          <table:table-cell table:formula="of:=[.I3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.972E+024" calcext:value-type="float">
            <text:p>5,972E+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]+[.G3]" office:value-type="float" office:value="1.08368644275392" calcext:value-type="float">
            <text:p>1,084E+00</text:p>
          </table:table-cell>
          <table:table-cell table:formula="of:=[.F3]+[.J3]" office:value-type="float" office:value="147000000000" calcext:value-type="float">
            <text:p>147,000E+09</text:p>
          </table:table-cell>
          <table:table-cell table:formula="of:=[.B$12]/([.B$4]*[.F4]^2)*[.B$19]" office:value-type="float" office:value="0.54184322137696" calcext:value-type="float">
            <text:p>541,843E-03</text:p>
          </table:table-cell>
          <table:table-cell table:formula="of:=2/[.B$4]*([.B$11]+[.B$13]/[.F4])-([.B$12]/([.B$4]*[.F4]))^2" office:value-type="float" office:value="0" calcext:value-type="float">
            <text:p>0,000E+00</text:p>
          </table:table-cell>
          <table:table-cell table:formula="of:=SQRT([.H4])" office:value-type="float" office:value="0" calcext:value-type="float">
            <text:p>0,000E+00</text:p>
          </table:table-cell>
          <table:table-cell table:formula="of:=[.I4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00000000667" calcext:value-type="float">
            <text:p>66,700E-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]+[.G4]" office:value-type="float" office:value="1.62552966413088" calcext:value-type="float">
            <text:p>1,626E+00</text:p>
          </table:table-cell>
          <table:table-cell table:formula="of:=[.F4]+[.J4]" office:value-type="float" office:value="147000000000" calcext:value-type="float">
            <text:p>147,000E+09</text:p>
          </table:table-cell>
          <table:table-cell table:formula="of:=[.B$12]/([.B$4]*[.F5]^2)*[.B$19]" office:value-type="float" office:value="0.54184322137696" calcext:value-type="float">
            <text:p>541,843E-03</text:p>
          </table:table-cell>
          <table:table-cell table:formula="of:=2/[.B$4]*([.B$11]+[.B$13]/[.F5])-([.B$12]/([.B$4]*[.F5]))^2" office:value-type="float" office:value="0" calcext:value-type="float">
            <text:p>0,000E+00</text:p>
          </table:table-cell>
          <table:table-cell table:formula="of:=SQRT([.H5])" office:value-type="float" office:value="0" calcext:value-type="float">
            <text:p>0,000E+00</text:p>
          </table:table-cell>
          <table:table-cell table:formula="of:=[.I5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E5]+[.G5]" office:value-type="float" office:value="2.16737288550784" calcext:value-type="float">
            <text:p>2,167E+00</text:p>
          </table:table-cell>
          <table:table-cell table:formula="of:=[.F5]+[.J5]" office:value-type="float" office:value="147000000000" calcext:value-type="float">
            <text:p>147,000E+09</text:p>
          </table:table-cell>
          <table:table-cell table:formula="of:=[.B$12]/([.B$4]*[.F6]^2)*[.B$19]" office:value-type="float" office:value="0.54184322137696" calcext:value-type="float">
            <text:p>541,843E-03</text:p>
          </table:table-cell>
          <table:table-cell table:formula="of:=2/[.B$4]*([.B$11]+[.B$13]/[.F6])-([.B$12]/([.B$4]*[.F6]))^2" office:value-type="float" office:value="0" calcext:value-type="float">
            <text:p>0,000E+00</text:p>
          </table:table-cell>
          <table:table-cell table:formula="of:=SQRT([.H6])" office:value-type="float" office:value="0" calcext:value-type="float">
            <text:p>0,000E+00</text:p>
          </table:table-cell>
          <table:table-cell table:formula="of:=[.I6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[.B1]+[.B2])/2" office:value-type="float" office:value="149550000000" calcext:value-type="float">
            <text:p>149,550E+0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6]+[.G6]" office:value-type="float" office:value="2.7092161068848" calcext:value-type="float">
            <text:p>2,709E+00</text:p>
          </table:table-cell>
          <table:table-cell table:formula="of:=[.F6]+[.J6]" office:value-type="float" office:value="147000000000" calcext:value-type="float">
            <text:p>147,000E+09</text:p>
          </table:table-cell>
          <table:table-cell table:formula="of:=[.B$12]/([.B$4]*[.F7]^2)*[.B$19]" office:value-type="float" office:value="0.54184322137696" calcext:value-type="float">
            <text:p>541,843E-03</text:p>
          </table:table-cell>
          <table:table-cell table:formula="of:=2/[.B$4]*([.B$11]+[.B$13]/[.F7])-([.B$12]/([.B$4]*[.F7]))^2" office:value-type="float" office:value="0" calcext:value-type="float">
            <text:p>0,000E+00</text:p>
          </table:table-cell>
          <table:table-cell table:formula="of:=SQRT([.H7])" office:value-type="float" office:value="0" calcext:value-type="float">
            <text:p>0,000E+00</text:p>
          </table:table-cell>
          <table:table-cell table:formula="of:=[.I7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SQRT([.B1]*[.B2])" office:value-type="float" office:value="149528258198.91" calcext:value-type="float">
            <text:p>149,528E+0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7]+[.G7]" office:value-type="float" office:value="3.25105932826176" calcext:value-type="float">
            <text:p>3,251E+00</text:p>
          </table:table-cell>
          <table:table-cell table:formula="of:=[.F7]+[.J7]" office:value-type="float" office:value="147000000000" calcext:value-type="float">
            <text:p>147,000E+09</text:p>
          </table:table-cell>
          <table:table-cell table:formula="of:=[.B$12]/([.B$4]*[.F8]^2)*[.B$19]" office:value-type="float" office:value="0.54184322137696" calcext:value-type="float">
            <text:p>541,843E-03</text:p>
          </table:table-cell>
          <table:table-cell table:formula="of:=2/[.B$4]*([.B$11]+[.B$13]/[.F8])-([.B$12]/([.B$4]*[.F8]))^2" office:value-type="float" office:value="0" calcext:value-type="float">
            <text:p>0,000E+00</text:p>
          </table:table-cell>
          <table:table-cell table:formula="of:=SQRT([.H8])" office:value-type="float" office:value="0" calcext:value-type="float">
            <text:p>0,000E+00</text:p>
          </table:table-cell>
          <table:table-cell table:formula="of:=[.I8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4*PI()^2*[.B7]^3/(([.B3]^2)*[.B5])" office:value-type="float" office:value="1.98793901143055E+030" calcext:value-type="float">
            <text:p>1,988E+3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8]+[.G8]" office:value-type="float" office:value="3.79290254963872" calcext:value-type="float">
            <text:p>3,793E+00</text:p>
          </table:table-cell>
          <table:table-cell table:formula="of:=[.F8]+[.J8]" office:value-type="float" office:value="147000000000" calcext:value-type="float">
            <text:p>147,000E+09</text:p>
          </table:table-cell>
          <table:table-cell table:formula="of:=[.B$12]/([.B$4]*[.F9]^2)*[.B$19]" office:value-type="float" office:value="0.54184322137696" calcext:value-type="float">
            <text:p>541,843E-03</text:p>
          </table:table-cell>
          <table:table-cell table:formula="of:=2/[.B$4]*([.B$11]+[.B$13]/[.F9])-([.B$12]/([.B$4]*[.F9]))^2" office:value-type="float" office:value="0" calcext:value-type="float">
            <text:p>0,000E+00</text:p>
          </table:table-cell>
          <table:table-cell table:formula="of:=SQRT([.H9])" office:value-type="float" office:value="0" calcext:value-type="float">
            <text:p>0,000E+00</text:p>
          </table:table-cell>
          <table:table-cell table:formula="of:=[.I9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E9]+[.G9]" office:value-type="float" office:value="4.33474577101568" calcext:value-type="float">
            <text:p>4,335E+00</text:p>
          </table:table-cell>
          <table:table-cell table:formula="of:=[.F9]+[.J9]" office:value-type="float" office:value="147000000000" calcext:value-type="float">
            <text:p>147,000E+09</text:p>
          </table:table-cell>
          <table:table-cell table:formula="of:=[.B$12]/([.B$4]*[.F10]^2)*[.B$19]" office:value-type="float" office:value="0.54184322137696" calcext:value-type="float">
            <text:p>541,843E-03</text:p>
          </table:table-cell>
          <table:table-cell table:formula="of:=2/[.B$4]*([.B$11]+[.B$13]/[.F10])-([.B$12]/([.B$4]*[.F10]))^2" office:value-type="float" office:value="0" calcext:value-type="float">
            <text:p>0,000E+00</text:p>
          </table:table-cell>
          <table:table-cell table:formula="of:=SQRT([.H10])" office:value-type="float" office:value="0" calcext:value-type="float">
            <text:p>0,000E+00</text:p>
          </table:table-cell>
          <table:table-cell table:formula="of:=[.I10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-2*(PI()*[.B7]/[.B3])^2*[.B4]" office:value-type="float" office:value="-2.64747749072804E+033" calcext:value-type="float">
            <text:p>-2,647E+3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10]+[.G10]" office:value-type="float" office:value="4.87658899239264" calcext:value-type="float">
            <text:p>4,877E+00</text:p>
          </table:table-cell>
          <table:table-cell table:formula="of:=[.F10]+[.J10]" office:value-type="float" office:value="147000000000" calcext:value-type="float">
            <text:p>147,000E+09</text:p>
          </table:table-cell>
          <table:table-cell table:formula="of:=[.B$12]/([.B$4]*[.F11]^2)*[.B$19]" office:value-type="float" office:value="0.54184322137696" calcext:value-type="float">
            <text:p>541,843E-03</text:p>
          </table:table-cell>
          <table:table-cell table:formula="of:=2/[.B$4]*([.B$11]+[.B$13]/[.F11])-([.B$12]/([.B$4]*[.F11]))^2" office:value-type="float" office:value="0" calcext:value-type="float">
            <text:p>0,000E+00</text:p>
          </table:table-cell>
          <table:table-cell table:formula="of:=SQRT([.H11])" office:value-type="float" office:value="0" calcext:value-type="float">
            <text:p>0,000E+00</text:p>
          </table:table-cell>
          <table:table-cell table:formula="of:=[.I11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2*PI()*[.B7]*[.B8]*[.B4]/[.B3]" office:value-type="float" office:value="2.65897534209113E+040" calcext:value-type="float">
            <text:p>26,590E+3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1]+[.G11]" office:value-type="float" office:value="5.4184322137696" calcext:value-type="float">
            <text:p>5,418E+00</text:p>
          </table:table-cell>
          <table:table-cell table:formula="of:=[.F11]+[.J11]" office:value-type="float" office:value="147000000000" calcext:value-type="float">
            <text:p>147,000E+09</text:p>
          </table:table-cell>
          <table:table-cell table:formula="of:=[.B$12]/([.B$4]*[.F12]^2)*[.B$19]" office:value-type="float" office:value="0.54184322137696" calcext:value-type="float">
            <text:p>541,843E-03</text:p>
          </table:table-cell>
          <table:table-cell table:formula="of:=2/[.B$4]*([.B$11]+[.B$13]/[.F12])-([.B$12]/([.B$4]*[.F12]))^2" office:value-type="float" office:value="0" calcext:value-type="float">
            <text:p>0,000E+00</text:p>
          </table:table-cell>
          <table:table-cell table:formula="of:=SQRT([.H12])" office:value-type="float" office:value="0" calcext:value-type="float">
            <text:p>0,000E+00</text:p>
          </table:table-cell>
          <table:table-cell table:formula="of:=[.I12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[.B4]*[.B9]*[.B5]" office:value-type="float" office:value="7.91860517476757E+044" calcext:value-type="float">
            <text:p>791,861E+4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2]+[.G12]" office:value-type="float" office:value="5.96027543514656" calcext:value-type="float">
            <text:p>5,960E+00</text:p>
          </table:table-cell>
          <table:table-cell table:formula="of:=[.F12]+[.J12]" office:value-type="float" office:value="147000000000" calcext:value-type="float">
            <text:p>147,000E+09</text:p>
          </table:table-cell>
          <table:table-cell table:formula="of:=[.B$12]/([.B$4]*[.F13]^2)*[.B$19]" office:value-type="float" office:value="0.54184322137696" calcext:value-type="float">
            <text:p>541,843E-03</text:p>
          </table:table-cell>
          <table:table-cell table:formula="of:=2/[.B$4]*([.B$11]+[.B$13]/[.F13])-([.B$12]/([.B$4]*[.F13]))^2" office:value-type="float" office:value="0" calcext:value-type="float">
            <text:p>0,000E+00</text:p>
          </table:table-cell>
          <table:table-cell table:formula="of:=SQRT([.H13])" office:value-type="float" office:value="0" calcext:value-type="float">
            <text:p>0,000E+00</text:p>
          </table:table-cell>
          <table:table-cell table:formula="of:=[.I13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3]+[.G13]" office:value-type="float" office:value="6.50211865652352" calcext:value-type="float">
            <text:p>6,502E+00</text:p>
          </table:table-cell>
          <table:table-cell table:formula="of:=[.F13]+[.J13]" office:value-type="float" office:value="147000000000" calcext:value-type="float">
            <text:p>147,000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</text:p>
          </table:table-cell>
          <table:table-cell table:formula="of:=[.B3]/12" office:value-type="float" office:value="2629746" calcext:value-type="float">
            <text:p>2,630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</text:p>
          </table:table-cell>
          <table:table-cell table:formula="of:=1/[.B2]" office:value-type="float" office:value="0.00000000000657462195923734" calcext:value-type="float">
            <text:p>6,575E-1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" calcext:value-type="float">
            <text:p>1,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1</text:p>
          </table:table-cell>
          <table:table-cell table:formula="of:=[.B18]*[.B15]" office:value-type="float" office:value="2629746" calcext:value-type="float">
            <text:p>2,630E+06</text:p>
          </table:table-cell>
          <table:table-cell table:number-columns-repeated="8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9:41:32.18253902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34:16.526425205</meta:creation-date>
    <dc:date>2018-10-02T19:53:52.566070415</dc:date>
    <meta:editing-duration>PT33M22S</meta:editing-duration>
    <meta:editing-cycles>8</meta:editing-cycles>
    <meta:generator>LibreOffice/5.1.6.2$Linux_X86_64 LibreOffice_project/10m0$Build-2</meta:generator>
    <meta:document-statistic meta:table-count="1" meta:cell-count="123" meta:object-count="0"/>
  </office:meta>
</office:document-meta>
</file>